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able_20_Contents">
      <style:text-properties style:font-name="Verdana" fo:font-size="14pt" style:font-size-asian="14pt" style:font-size-complex="14pt"/>
    </style:style>
    <style:style style:name="P12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</style:style>
    <style:style style:name="P3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8574770517411444718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list>
                <text:list-item>
                  <text:p text:style-name="P15">C:\WORKS_2\WS\Eclipse_Luna\Cake_IFM11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DUP : ImagesController.php</text:p>
                  <text:list>
                    <text:list-item>
                      <text:p text:style-name="P15">==&gt; ArticlesController.php</text:p>
                    </text:list-item>
                  </text:list>
                </text:list-item>
                <text:list-item>
                  <text:p text:style-name="P15">change : class name in the file</text:p>
                </text:list-item>
                <text:list-item>
                  <text:p text:style-name="P15">delete → unused functions </text:p>
                </text:list-item>
                <text:list-item>
                  <text:p text:style-name="P15">func : index ==&gt; delete content</text:p>
                </text:list-item>
                <text:list-item>
                  <text:p text:style-name="P15">TEST : access</text:p>
                  <text:list>
                    <text:list-item>
                      <text:p text:style-name="P15">==&gt; “Error: The view for ArticlesController::index() was not found.”</text:p>
                    </text:list-item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 : views</text:p>
              <text:list>
                <text:list-item>
                  <text:p text:style-name="P15">DUP : C:\WORKS_2\WS\Eclipse_Luna\Cake_IFM11\app\View\Images</text:p>
                  <text:list>
                    <text:list-item>
                      <text:p text:style-name="P15">==&gt; C:\WORKS_2\WS\Eclipse_Luna\Cake_IFM11\app\View\Articles</text:p>
                    </text:list-item>
                  </text:list>
                </text:list-item>
                <text:list-item>
                  <text:p text:style-name="P15">delete : index.ctp ==&gt; oth<text:span text:style-name="T4">ers</text:span></text:p>
                </text:list-item>
                <text:list-item>
                  <text:p text:style-name="P33">index.ctp</text:p>
                  <text:list>
                    <text:list-item>
                      <text:p text:style-name="P33">delete lines </text:p>
                    </text:list-item>
                  </text:list>
                </text:list-item>
                <text:list-item>
                  <text:p text:style-name="P33">TEST : access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oft-page-break/>TASK-2 : html ::[20191220_124512</text:p>
          <text:list>
            <text:list-item>
              <text:p text:style-name="P33">T-2.1 </text:p>
              <text:list>
                <text:list-item>
                  <text:p text:style-name="P33">“$html = file_get_html($url);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</text:p>
              <text:list>
                <text:list-item>
                  <text:p text:style-name="P33">“$lo_As = $html-&gt;find('a');”</text:p>
                  <text:list>
                    <text:list-item>
                      <text:p text:style-name="P33">==&gt; OK : 'count(lo_As) =&gt; 339'</text:p>
                    </text:list-item>
                  </text:list>
                </text:list-item>
              </text:list>
            </text:list-item>
            <text:list-item>
              <text:p text:style-name="P33">T-2.3</text:p>
              <text:list>
                <text:list-item>
                  <text:p text:style-name="P33">step : 3 : 2.2<text:tab/><text:tab/><text:tab/> * <text:tab/><text:tab/>href ==&gt; starts with "/articles"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  <text:list-item>
          <text:p text:style-name="P33">TASK-3 : for-loop ==&gt; to a function <text:s/>::[20191220_133042</text:p>
          <text:list>
            <text:list-item>
              <text:p text:style-name="P33">T-3.1</text:p>
              <text:list>
                <text:list-item>
                  <text:p text:style-name="P33">CODE</text:p>
                  <text:list>
                    <text:list-item>
                      <text:p text:style-name="P33">sig</text:p>
                      <text:list>
                        <text:list-item>
                          <text:p text:style-name="P33">get_ListOf_Articles</text:p>
                        </text:list-item>
                      </text:list>
                    </text:list-item>
                    <text:list-item>
                      <text:p text:style-name="P33">labels</text:p>
                      <text:list>
                        <text:list-item>
                          <text:p text:style-name="P33">//_20191220_134005:caller</text:p>
                        </text:list-item>
                        <text:list-item>
                          <text:p text:style-name="P33">//_20191220_134012:head</text:p>
                        </text:list-item>
                        <text:list-item>
                          <text:p text:style-name="P33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15"><text:span text:style-name="T2">#_ </text:span><text:span text:style-name="T4">COMMIT ::]20191220_133914</text:span></text:p>
            </text:list-item>
            <text:list-item>
              <text:p text:style-name="P33">T-3.2</text:p>
              <text:list>
                <text:list-item>
                  <text:p text:style-name="P33">delete ==&gt; c/o-ed lines</text:p>
                </text:list-item>
              </text:list>
            </text:list-item>
          </text:list>
        </text:list-item>
        <text:list-item>
          <text:p text:style-name="P33">TASK-4 : categorize</text:p>
          <text:list>
            <text:list-item>
              <text:p text:style-name="P33">T-4.1</text:p>
              <text:list>
                <text:list-item>
                  <text:p text:style-name="P33">skeleton</text:p>
                </text:list-item>
                <text:list-item>
                  <text:p text:style-name="P33">TEST ==&gt; OK</text:p>
                </text:list-item>
              </text:list>
            </text:list-item>
          </text:list>
        </text:list-item>
        <text:list-item>
          <text:p text:style-name="P33">TASK-5 : render (view)</text:p>
          <text:list>
            <text:list-item>
              <text:p text:style-name="P33">T-5.1</text:p>
              <text:list>
                <text:list-item>
                  <text:p text:style-name="P33"><text:soft-page-break/>index.ctp ==&gt; table</text:p>
                  <text:list>
                    <text:list-item>
                      <text:p text:style-name="P33">php : for-loop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229966462194336436" text:style-name="L2">
        <text:list-item>
          <text:p text:style-name="P16">TASK : categorize</text:p>
          <text:list>
            <text:list-item>
              <text:p text:style-name="P16">==&gt; new FUNC : categorize_Articles(...)</text:p>
            </text:list-item>
            <text:list-item>
              <text:p text:style-name="P16">//_20191220_141744:next</text:p>
            </text:list-item>
          </text:list>
        </text:list-item>
      </text:list>
      <text:p text:style-name="P3">[further]</text:p>
      <text:list xml:id="list7907440710747857354" text:style-name="L3">
        <text:list-item>
          <text:p text:style-name="P17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7528200239775482859" text:style-name="L4">
        <text:list-item>
          <text:p text:style-name="P18">REVIEW</text:p>
        </text:list-item>
        <text:list-item>
          <text:p text:style-name="P18">TASK-1 : link tag ==&gt; genres</text:p>
          <text:list>
            <text:list-item>
              <text:p text:style-name="P18">T-1.1</text:p>
              <text:list>
                <text:list-item>
                  <text:list>
                    <text:list-item>
                      <text:p text:style-name="P18">get url params</text:p>
                    </text:list-item>
                    <text:list-item>
                      <text:p text:style-name="P18">“step : 1.2”</text:p>
                    </text:list-item>
                  </text:list>
                </text:list-item>
                <text:list-item>
                  <text:p text:style-name="P18">CODE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genre name ==&gt; disp on the page</text:p>
              <text:list>
                <text:list-item>
                  <text:p text:style-name="P18">CODE</text:p>
                  <text:list>
                    <text:list-item>
                      <text:p text:style-name="P18">set var</text:p>
                    </text:list-item>
                    <text:list-item>
                      <text:p text:style-name="P18">link ==&gt; cake tag</text:p>
                    </text:list-item>
                  </text:list>
                </text:list-item>
                <text:list-item>
                  <text:p text:style-name="P18"><text:soft-page-break/>TEST ==&gt; OK</text:p>
                </text:list-item>
              </text:list>
            </text:list-item>
          </text:list>
        </text:list-item>
        <text:list-item>
          <text:p text:style-name="P18">TASK-2 : categorize</text:p>
          <text:list>
            <text:list-item>
              <text:list>
                <text:list-item>
                  <text:p text:style-name="P18">==&gt; new FUNC : categorize_Articles(...)</text:p>
                </text:list-item>
                <text:list-item>
                  <text:p text:style-name="P18">//_20191220_141744:next</text:p>
                </text:list-item>
              </text:list>
            </text:list-item>
            <text:list-item>
              <text:p text:style-name="P18">T-2.1 : skeleton</text:p>
              <text:list>
                <text:list-item>
                  <text:p text:style-name="P18">labels</text:p>
                  <text:list>
                    <text:list-item>
                      <text:p text:style-name="P18">//_20191222_142941:caller</text:p>
                    </text:list-item>
                    <text:list-item>
                      <text:p text:style-name="P18">//_20191222_142944:head</text:p>
                    </text:list-item>
                    <text:list-item>
                      <text:p text:style-name="P18">//_20191222_142950:wl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2.2 : genre, name ==&gt; int'l, korea</text:p>
              <text:list>
                <text:list-item>
                  <text:p text:style-name="P18">CODE</text:p>
                </text:list-item>
                <text:list-item>
                  <text:p text:style-name="P18">TEST ==&gt; OK ::]20191222_144621</text:p>
                </text:list-item>
              </text:list>
            </text:list-item>
            <text:list-item>
              <text:p text:style-name="P18">T-2.3 : further</text:p>
              <text:list>
                <text:list-item>
                  <text:p text:style-name="P18">CODE</text:p>
                  <text:list>
                    <text:list-item>
                      <text:p text:style-name="P18">int'l, korea</text:p>
                    </text:list-item>
                  </text:list>
                </text:list-item>
                <text:list-item>
                  <text:p text:style-name="P18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545232290812060527" text:style-name="L5">
        <text:list-item>
          <text:p text:style-name="P19">TASK-1</text:p>
          <text:list>
            <text:list-item>
              <text:p text:style-name="P19">categorize ==&gt; to a function</text:p>
            </text:list-item>
            <text:list-item>
              <text:p text:style-name="P19">//_20191222_152658:next</text:p>
            </text:list-item>
          </text:list>
        </text:list-item>
      </text:list>
      <text:p text:style-name="P3">[further]</text:p>
      <text:list xml:id="list206998900164180065" text:style-name="L6">
        <text:list-item>
          <text:p text:style-name="P20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1711149852289592225" text:style-name="L7">
        <text:list-item>
          <text:p text:style-name="P21">REVIEW</text:p>
        </text:list-item>
        <text:list-item>
          <text:p text:style-name="P21">TASK-1 : categorize ==&gt; to a function</text:p>
          <text:list>
            <text:list-item>
              <text:list>
                <text:list-item>
                  <text:p text:style-name="P21">//_20191222_152658:next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UNC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  <text:list>
                        <text:list-item>
                          <text:p text:style-name="P21">//_20191224_115157:caller</text:p>
                        </text:list-item>
                        <text:list-item>
                          <text:p text:style-name="P21">//_20191224_115203:head</text:p>
                        </text:list-item>
                        <text:list-item>
                          <text:p text:style-name="P21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1">CODE</text:p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</text:p>
              <text:list>
                <text:list-item>
                  <text:list>
                    <text:list-item>
                      <text:p text:style-name="P21">categorize_Articles : build article groups ==&gt; use for-loop</text:p>
                    </text:list-item>
                  </text:list>
                </text:list-item>
                <text:list-item>
                  <text:p text:style-name="P21">CODE : group ==&gt; “Korea” only</text:p>
                </text:list-item>
                <text:list-item>
                  <text:p text:style-name="P21">TEST ==&gt; OK (seems)</text:p>
                </text:list-item>
              </text:list>
            </text:list-item>
            <text:list-item>
              <text:p text:style-name="P21">T-1.3 : oth<text:span text:style-name="T4">er group</text:span></text:p>
              <text:list>
                <text:list-item>
                  <text:p text:style-name="P34">CODE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COMMIT ::[20191224_122635</text:p>
              <text:list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597804833473686754" text:style-name="L8">
        <text:list-item>
          <text:p text:style-name="P22">TASK</text:p>
          <text:list>
            <text:list-item>
              <text:p text:style-name="P22">func “categorize_Articles” ==&gt; new param : “strOf_Genre_Name”</text:p>
            </text:list-item>
            <text:list-item>
              <text:p text:style-name="P22">//_20191222_142944:head</text:p>
            </text:list-item>
          </text:list>
        </text:list-item>
      </text:list>
      <text:p text:style-name="P3"><text:soft-page-break/>[further]</text:p>
      <text:list xml:id="list1998048553584386841" text:style-name="L9">
        <text:list-item>
          <text:p text:style-name="P23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2575717" text:continue-list="list8574770517411444718" text:style-name="L1">
        <text:list-item>
          <text:p text:style-name="P15">REVIEW</text:p>
        </text:list-item>
        <text:list-item>
          <text:p text:style-name="P15">TASK-1 : func “categorize_Articles” ==&gt; new param : “strOf_Genre_Name”</text:p>
          <text:list>
            <text:list-item>
              <text:list>
                <text:list-item>
                  <text:p text:style-name="P15">//_20191222_142944:head</text:p>
                </text:list-item>
              </text:list>
            </text:list-item>
            <text:list-item>
              <text:p text:style-name="P15">T-1.1 : new FUNC : categorize_Articles__Intl($lo_Articles)</text:p>
              <text:list>
                <text:list-item>
                  <text:p text:style-name="P15">CODE</text:p>
                  <text:list>
                    <text:list-item>
                      <text:p text:style-name="P15">DUP</text:p>
                    </text:list-item>
                    <text:list-item>
                      <text:p text:style-name="P15">labels</text:p>
                      <text:list>
                        <text:list-item>
                          <text:p text:style-name="P15">//_20191225_134134:caller</text:p>
                        </text:list-item>
                        <text:list-item>
                          <text:p text:style-name="P15">//_20191225_134139:head</text:p>
                        </text:list-item>
                        <text:list-item>
                          <text:p text:style-name="P15">//_20191225_134144:wl</text:p>
                        </text:list-item>
                      </text:list>
                    </text:list-item>
                    <text:list-item>
                      <text:p text:style-name="P15">minimum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</text:list>
        </text:list-item>
        <text:list-item>
          <text:p text:style-name="P15">TASK-2 : genre → “business”</text:p>
          <text:list>
            <text:list-item>
              <text:p text:style-name="P15">T-2.1</text:p>
              <text:list>
                <text:list-item>
                  <text:p text:style-name="P15">TREE</text:p>
                  <text:list>
                    <text:list-item>
                      <text:p text:style-name="P15">index → categorize_Articles</text:p>
                    </text:list-item>
                  </text:list>
                </text:list-item>
                <text:list-item>
                  <text:p text:style-name="P15">CODE</text:p>
                  <text:list>
                    <text:list-item>
                      <text:p text:style-name="P15"><text:soft-page-break/>DUP : categorize_Articles__Intl($lo_Articles)</text:p>
                      <text:list>
                        <text:list-item>
                          <text:p text:style-name="P15">==&gt; categorize_Articles__Business</text:p>
                        </text:list-item>
                      </text:list>
                    </text:list-item>
                    <text:list-item>
                      <text:p text:style-name="P15">labels</text:p>
                      <text:list>
                        <text:list-item>
                          <text:p text:style-name="P15">//_20191225_140154:caller</text:p>
                        </text:list-item>
                        <text:list-item>
                          <text:p text:style-name="P15">//_20191225_140200:head</text:p>
                        </text:list-item>
                        <text:list-item>
                          <text:p text:style-name="P15">//_20191225_140203:wl</text:p>
                        </text:list-item>
                      </text:list>
                    </text:list-item>
                    <text:list-item>
                      <text:p text:style-name="P15">skeleton</text:p>
                    </text:list-item>
                  </text:list>
                </text:list-item>
                <text:list-item>
                  <text:p text:style-name="P15">TEST ==&gt; OK</text:p>
                </text:list-item>
              </text:list>
            </text:list-item>
          </text:list>
        </text:list-item>
      </text:list>
      <text:p text:style-name="P3">[next]</text:p>
      <text:list xml:id="list5673751209894264835" text:style-name="L10">
        <text:list-item>
          <text:p text:style-name="P24">TASK</text:p>
          <text:list>
            <text:list-item>
              <text:p text:style-name="P24">genre ==&gt; politics, national</text:p>
            </text:list-item>
            <text:list-item>
              <text:p text:style-name="P24">//_20191225_142602:next</text:p>
            </text:list-item>
          </text:list>
        </text:list-item>
      </text:list>
      <text:p text:style-name="P3">[further]</text:p>
      <text:list xml:id="list4552070868135501694" text:style-name="L11">
        <text:list-item>
          <text:p text:style-name="P25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4705358979107718233" text:style-name="L18">
        <text:list-item>
          <text:p text:style-name="P38"><text:span text:style-name="T8">REVIEW</text:span></text:p>
        </text:list-item>
        <text:list-item>
          <text:p text:style-name="P30">TASK-1</text:p>
          <text:list>
            <text:list-item>
              <text:list>
                <text:list-item>
                  <text:p text:style-name="P30">genre ==&gt; politics, national</text:p>
                </text:list-item>
                <text:list-item>
                  <text:p text:style-name="P30">//_20191225_142602:next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oft-page-break/>CODE</text:p>
                  <text:list>
                    <text:list-item>
                      <text:p text:style-name="P30"><text:span text:style-name="T1">#_ </text:span>DUP : if-sentence</text:p>
                    </text:list-item>
                    <text:list-item>
                      <text:p text:style-name="P30"><text:span text:style-name="T1">#_ </text:span>new FUNC : categorize_Articles__National</text:p>
                      <text:list>
                        <text:list-item>
                          <text:p text:style-name="P30">DUP</text:p>
                        </text:list-item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  <text:list>
                            <text:list-item>
                              <text:p text:style-name="P30">//_20191226_120108:caller</text:p>
                            </text:list-item>
                            <text:list-item>
                              <text:p text:style-name="P30">//_20191226_120105:head</text:p>
                            </text:list-item>
                            <text:list-item>
                              <text:p text:style-name="P30">//_20191226_120108:wl</text:p>
                            </text:list-item>
                          </text:list>
                        </text:list-item>
                        <text:list-item>
                          <text:p text:style-name="P30">skeleton</text:p>
                        </text:list-item>
                        <text:list-item>
                          <text:p text:style-name="P30">caller</text:p>
                        </text:list-item>
                      </text:list>
                    </text:list-item>
                    <text:list-item>
                      <text:p text:style-name="P30">param ==&gt; modify</text:p>
                    </text:list-item>
                  </text:list>
                </text:list-item>
                <text:list-item>
                  <text:p text:style-name="P30"><text:span text:style-name="T1">#_ </text:span>TEST ==&gt; OK</text:p>
                </text:list-item>
              </text:list>
            </text:list-item>
            <text:list-item>
              <text:p text:style-name="P30">T-1.2 : modify ==&gt; categorize_Articles__National</text:p>
              <text:list>
                <text:list-item>
                  <text:p text:style-name="P30">CODE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  <text:list-item>
          <text:p text:style-name="P30">TASK-2 : politics <text:s/></text:p>
          <text:list>
            <text:list-item>
              <text:p text:style-name="P30">T-2.1</text:p>
              <text:list>
                <text:list-item>
                  <text:p text:style-name="P30">CODE</text:p>
                  <text:list>
                    <text:list-item>
                      <text:p text:style-name="P30">DUP : if-sentence</text:p>
                    </text:list-item>
                    <text:list-item>
                      <text:p text:style-name="P30"><text:span text:style-name="T1"><text:s/></text:span>new FUNC : categorize_Articles__Politics</text:p>
                      <text:list>
                        <text:list-item>
                          <text:p text:style-name="P30">DUP</text:p>
                        </text:list-item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  <text:list>
                            <text:list-item>
                              <text:p text:style-name="P30">//_20191226_121559:caller</text:p>
                            </text:list-item>
                            <text:list-item>
                              <text:p text:style-name="P30">//_20191226_121600:head</text:p>
                            </text:list-item>
                            <text:list-item>
                              <text:p text:style-name="P30">//_20191226_121601:wl</text:p>
                            </text:list-item>
                          </text:list>
                        </text:list-item>
                        <text:list-item>
                          <text:p text:style-name="P30"><text:span text:style-name="T1">#_ </text:span>skeleton</text:p>
                        </text:list-item>
                        <text:list-item>
                          <text:p text:style-name="P30"><text:span text:style-name="T1">#_ </text:span>caller</text:p>
                        </text:list-item>
                      </text:list>
                    </text:list-item>
                    <text:list-item>
                      <text:p text:style-name="P30">param ==&gt; modify</text:p>
                    </text:list-item>
                  </text:list>
                </text:list-item>
                <text:list-item>
                  <text:p text:style-name="P30"><text:soft-page-break/><text:span text:style-name="T1"><text:s/></text:span>TEST ==&gt; OK ::]20191226_121824</text:p>
                </text:list-item>
              </text:list>
            </text:list-item>
            <text:list-item>
              <text:p text:style-name="P30">T-1.2 : modify ==&gt; categorize_Articles__Politics</text:p>
              <text:list>
                <text:list-item>
                  <text:p text:style-name="P30">CODE </text:p>
                  <text:list>
                    <text:list-item>
                      <text:p text:style-name="P30">keywords</text:p>
                    </text:list-item>
                    <text:list-item>
                      <text:p text:style-name="P30">labels</text:p>
                    </text:list-item>
                  </text:list>
                </text:list-item>
                <text:list-item>
                  <text:p text:style-name="P30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18325461407153186" text:style-name="L12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  <text:list-item>
              <text:p text:style-name="P26"><text:span text:style-name="T4">//_20191226_123516:next</text:span></text:p>
            </text:list-item>
          </text:list>
        </text:list-item>
        <text:list-item>
          <text:p text:style-name="P26"><text:span text:style-name="T4">TASK-2</text:span></text:p>
          <text:list>
            <text:list-item>
              <text:p text:style-name="P26"><text:span text:style-name="T4">view : index.ctp ==&gt; group name → add serial num</text:span></text:p>
            </text:list-item>
          </text:list>
        </text:list-item>
      </text:list>
      <text:p text:style-name="P3">[further]</text:p>
      <text:list xml:id="list4989716041349487048" text:style-name="L13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3"><text:span text:style-name="T9">@@@</text:span></text:p>
      <text:p text:style-name="P3"><text:span text:style-name="T5">5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2551084" text:continue-list="list32575717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6452156069498115618" text:style-name="L19">
        <text:list-item>
          <text:p text:style-name="P31">TASK</text:p>
        </text:list-item>
      </text:list>
      <text:p text:style-name="P3"><text:soft-page-break/>[further]</text:p>
      <text:list xml:id="list7041402090990248882" text:style-name="L20">
        <text:list-item>
          <text:p text:style-name="P32"/>
        </text:list-item>
      </text:list>
      <text:p text:style-name="P10"><text:line-break/><text:span text:style-name="T3">[/ XXX]</text:span></text:p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2544793" text:continue-list="list32551084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1726268346744109032" text:style-name="L14">
        <text:list-item>
          <text:p text:style-name="P28">TASK</text:p>
        </text:list-item>
      </text:list>
      <text:p text:style-name="P3">[further]</text:p>
      <text:list xml:id="list732492581216090076" text:style-name="L15">
        <text:list-item>
          <text:p text:style-name="P29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5290165451278928531" text:style-name="L16">
        <text:list-item>
          <text:p text:style-name="P35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552024" text:continue-numbering="true" text:style-name="L16">
        <text:list-item>
          <text:p text:style-name="P35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3781233286937933893" text:style-name="L17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551941" text:continue-numbering="true" text:style-name="L17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2576499" text:continue-numbering="true" text:style-name="L17">
        <text:list-item>
          <text:p text:style-name="P12">move “<text:span text:style-name="T6">@@@</text:span>”</text:p>
        </text:list-item>
        <text:list-item>
          <text:p text:style-name="P36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6T12:35:25.75</dc:date>
    <dc:creator>iwabuchi ken</dc:creator>
    <meta:editing-duration>PT6H40M4S</meta:editing-duration>
    <meta:editing-cycles>26</meta:editing-cycles>
    <meta:generator>OpenOffice/4.1.3$Win32 OpenOffice.org_project/413m1$Build-9783</meta:generator>
    <meta:document-statistic meta:table-count="3" meta:image-count="0" meta:object-count="0" meta:page-count="11" meta:paragraph-count="253" meta:word-count="923" meta:character-count="6113"/>
  </office:meta>
</office:document-meta>
</file>